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78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13.242cm"/>
    </style:style>
    <style:style style:name="co6" style:family="table-column">
      <style:table-column-properties fo:break-before="auto" style:column-width="32.471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18cm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="0.018cm solid #000000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C1, C2, C3, C4, C5, C6, C7, C8, C9, C10, C11, C12,C13, C14, C15, C16, C20, C21, C24, C25, C26, C32, C33, C34, C35, C36, C37, C38, C40,</text:p>
          </table:table-cell>
          <table:table-cell table:style-name="ce3" office:value-type="string">
            <text:p>29</text:p>
          </table:table-cell>
          <table:table-cell table:style-name="ce3" office:value-type="string">
            <text:p>2u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17, C27, C42, C43, C44, C45, C46, C47, C48, C49, C50, C51, 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00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18, C19, 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2p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22, C23, 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u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28, C29, C30, C31, C39, C41, </text:p>
          </table:table-cell>
          <table:table-cell table:style-name="ce3" office:value-type="string">
            <text:p>6</text:p>
          </table:table-cell>
          <table:table-cell table:style-name="ce3" office:value-type="string">
            <text:p>22u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SM6T27A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2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US1B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3, D4, </text:p>
          </table:table-cell>
          <table:table-cell table:style-name="ce3" office:value-type="string">
            <text:p>2</text:p>
          </table:table-cell>
          <table:table-cell table:style-name="ce3" office:value-type="string">
            <text:p>BZT52B6v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5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GREEN_LED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6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RED_LED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7, D8, D9, D10, D11, D12, D13, </text:p>
          </table:table-cell>
          <table:table-cell table:style-name="ce3" office:value-type="string">
            <text:p>7</text:p>
          </table:table-cell>
          <table:table-cell table:style-name="ce3" office:value-type="string">
            <text:p>BZT52B5v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14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N4148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S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OLED-128O064D</text:p>
          </table:table-cell>
          <table:table-cell table:number-columns-repeated="4"/>
        </table:table-row>
        <table:table-row table:style-name="ro2">
          <table:table-cell table:style-name="ce1" office:value-type="string">
            <text:p>F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615mA PTC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PWR board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2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Control pow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3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ABZ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4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Serial Encod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5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CON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6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DEBUG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7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USB_B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8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I/O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9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EX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P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RESE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P2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OPA-V</text:p>
          </table:table-cell>
          <table:table-cell table:number-columns-repeated="4"/>
        </table:table-row>
        <table:table-row table:style-name="ro2">
          <table:table-cell table:style-name="ce1" office:value-type="string">
            <text:p>JP3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GND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4u7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2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u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3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470u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820k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2, R3, </text:p>
          </table:table-cell>
          <table:table-cell table:style-name="ce3" office:value-type="string">
            <text:p>2</text:p>
          </table:table-cell>
          <table:table-cell table:style-name="ce3" office:value-type="string">
            <text:p>4,7k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4, R15, R16, R44, R45, R55, </text:p>
          </table:table-cell>
          <table:table-cell table:style-name="ce3" office:value-type="string">
            <text:p>6</text:p>
          </table:table-cell>
          <table:table-cell table:style-name="ce3" office:value-type="string">
            <text:p>1k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5, R6, </text:p>
          </table:table-cell>
          <table:table-cell table:style-name="ce3" office:value-type="string">
            <text:p>2</text:p>
          </table:table-cell>
          <table:table-cell table:style-name="ce3" office:value-type="string">
            <text:p>22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7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20k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8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8k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9, R22, R27,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0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10, R11, R12,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20R</text:p>
          </table:table-cell>
          <table:table-cell table:number-columns-repeated="4"/>
        </table:table-row>
        <table:table-row table:style-name="ro3">
          <table:table-cell table:style-name="ce1" office:value-type="string">
            <text:p>R13, R14, R17, R18, R19, R23, R24, R29, R30, R32, R33, R35, R36, R38, R39, R41, </text:p>
          </table:table-cell>
          <table:table-cell table:style-name="ce3" office:value-type="string">
            <text:p>16</text:p>
          </table:table-cell>
          <table:table-cell table:style-name="ce3" office:value-type="string">
            <text:p>10k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20, R21, R25, R26, </text:p>
          </table:table-cell>
          <table:table-cell table:style-name="ce3" office:value-type="string">
            <text:p>4</text:p>
          </table:table-cell>
          <table:table-cell table:style-name="ce3" office:value-type="string">
            <text:p>3k3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28, R31, R34, R37, R40, R42, R43, </text:p>
          </table:table-cell>
          <table:table-cell table:style-name="ce3" office:value-type="string">
            <text:p>7</text:p>
          </table:table-cell>
          <table:table-cell table:style-name="ce3" office:value-type="string">
            <text:p>2k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46, R47, R48, R49, R50, R51, R52, R53, R54, R56, R58, </text:p>
          </table:table-cell>
          <table:table-cell table:style-name="ce3" office:value-type="string">
            <text:p>11</text:p>
          </table:table-cell>
          <table:table-cell table:style-name="ce3" office:value-type="string">
            <text:p>470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W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ENT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W2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ESC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W3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UP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W4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DOW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STM32F407VETx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2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M24C02-WM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3, U12, U16,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TS91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4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AP1117-33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5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ISL8349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6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AP63205WU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7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AM26LS32A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8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AP2151A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9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MAX485E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10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SN65HVD23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1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LMC766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13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74HC1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14, U15, </text:p>
          </table:table-cell>
          <table:table-cell table:style-name="ce3" office:value-type="string">
            <text:p>2</text:p>
          </table:table-cell>
          <table:table-cell table:style-name="ce3" office:value-type="string">
            <text:p>ISP742RI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17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VO0661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18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74LVC2G0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Y1, 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6M xt224</text:p>
          </table:table-cell>
          <table:table-cell table:number-columns-repeated="4"/>
        </table:table-row>
        <table:table-row table:style-name="ro2" table:number-rows-repeated="1048514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7">17.03.2023</text:date>, <text:time>11:29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3-03-17T11:29:27.81</meta:print-date>
    <dc:date>2023-03-17T11:29:40.77</dc:date>
    <meta:document-statistic meta:table-count="1" meta:cell-count="183" meta:object-count="0"/>
    <meta:generator>OpenOffice/4.1.7$Win32 OpenOffice.org_project/417m1$Build-9800</meta:generator>
  </office:meta>
</office:document-meta>
</file>